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1cm" fo:min-width="0cm"/>
    </style:style>
    <style:style style:name="gr2" style:family="graphic" style:parent-style-name="standard">
      <style:graphic-properties draw:stroke="none" svg:stroke-color="#000000" draw:fill="none" draw:fill-color="#ffffff" fo:min-height="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style:font-size-asian="1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582cm" svg:height="4.091cm" svg:x="7cm" svg:y="1.409cm">
          <draw:text-box>
            <text:p><text:span text:style-name="T1">補数</text:span></text:p>
          </draw:text-box>
        </draw:frame>
        <draw:frame draw:style-name="gr2" draw:layer="layout" svg:width="0.001cm" svg:height="3.426cm" svg:x="3.2cm" svg:y="6.4cm">
          <draw:text-box>
            <text:p/>
            <text:p/>
            <text:p/>
            <text:p/>
            <text:p/>
          </draw:text-box>
        </draw:frame>
        <draw:frame draw:style-name="gr3" draw:text-style-name="P2" draw:layer="layout" svg:width="7.783cm" svg:height="18.666cm" svg:x="3.717cm" svg:y="6.034cm">
          <draw:text-box>
            <text:p><text:span text:style-name="T2">1 </text:span><text:span text:style-name="T2">の補数は </text:span><text:span text:style-name="T2">_____</text:span></text:p>
            <text:p><text:span text:style-name="T2"/></text:p>
            <text:p><text:span text:style-name="T2">2 </text:span><text:span text:style-name="T2">の補数は </text:span><text:span text:style-name="T2">_____</text:span></text:p>
            <text:p><text:span text:style-name="T2"/></text:p>
            <text:p><text:span text:style-name="T2">3 </text:span><text:span text:style-name="T2">の補数は </text:span><text:span text:style-name="T2">_____</text:span></text:p>
            <text:p><text:span text:style-name="T2"/></text:p>
            <text:p><text:span text:style-name="T2">4 </text:span><text:span text:style-name="T2">の補数は </text:span><text:span text:style-name="T2">_____</text:span></text:p>
            <text:p><text:span text:style-name="T2"/></text:p>
            <text:p><text:span text:style-name="T2">5 </text:span><text:span text:style-name="T2">の補数は </text:span><text:span text:style-name="T2">_____</text:span></text:p>
            <text:p><text:span text:style-name="T2"/></text:p>
            <text:p><text:span text:style-name="T2">6 </text:span><text:span text:style-name="T2">の補数は </text:span><text:span text:style-name="T2">_____</text:span></text:p>
            <text:p><text:span text:style-name="T2"/></text:p>
            <text:p><text:span text:style-name="T2">7 </text:span><text:span text:style-name="T2">の補数は </text:span><text:span text:style-name="T2">_____</text:span></text:p>
            <text:p><text:span text:style-name="T2"/></text:p>
            <text:p><text:span text:style-name="T2">8 </text:span><text:span text:style-name="T2">の補数は </text:span><text:span text:style-name="T2">_____</text:span></text:p>
            <text:p><text:span text:style-name="T2"/></text:p>
            <text:p><text:span text:style-name="T2">9 </text:span><text:span text:style-name="T2">の補数は </text:span><text:span text:style-name="T2">_____</text:span></text:p>
            <text:p><text:span text:style-name="T2"/></text:p>
            <text:p><text:span text:style-name="T2"/></text:p>
          </draw:text-box>
        </draw:frame>
      </draw:page>
      <draw:page draw:name="page2" draw:style-name="dp1" draw:master-page-name="標準">
        <draw:frame draw:style-name="gr3" draw:text-style-name="P3" draw:layer="layout" svg:width="8.6cm" svg:height="1.661cm" svg:x="5.7cm" svg:y="1.9cm">
          <draw:text-box>
            <text:p><text:span text:style-name="T3">補数で引き算</text:span></text:p>
          </draw:text-box>
        </draw:frame>
        <draw:frame draw:style-name="gr3" draw:text-style-name="P4" draw:layer="layout" svg:width="3.948cm" svg:height="1.517cm" svg:x="2.687cm" svg:y="5.024cm">
          <draw:text-box>
            <text:p><text:span text:style-name="T4">15 – 6 </text:span></text:p>
          </draw:text-box>
        </draw:frame>
        <draw:frame draw:style-name="gr3" draw:text-style-name="P4" draw:layer="layout" svg:width="4.955cm" svg:height="2.783cm" svg:x="6.387cm" svg:y="5.024cm">
          <draw:text-box>
            <text:p><text:span text:style-name="T4">= 1 5 + 4</text:span></text:p>
            <text:p><text:span text:style-name="T4">= <text:s text:c="2"/>9 </text:span></text:p>
          </draw:text-box>
        </draw:frame>
        <draw:custom-shape draw:style-name="gr4" draw:text-style-name="P5" draw:layer="layout" svg:width="1.569cm" svg:height="1.569cm" draw:transform="rotate (-0.785398163397449) translate (7.991cm 4.68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268.57478925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948cm" svg:height="1.517cm" svg:x="2.688cm" svg:y="8.624cm">
          <draw:text-box>
            <text:p><text:span text:style-name="T4">15 – 6 </text:span></text:p>
          </draw:text-box>
        </draw:frame>
        <draw:frame draw:style-name="gr3" draw:text-style-name="P4" draw:layer="layout" svg:width="4.955cm" svg:height="2.783cm" svg:x="6.388cm" svg:y="8.624cm">
          <draw:text-box>
            <text:p><text:span text:style-name="T4">= 1 5 + 4</text:span></text:p>
            <text:p><text:span text:style-name="T4">= <text:s text:c="3"/></text:span></text:p>
          </draw:text-box>
        </draw:frame>
        <draw:custom-shape draw:style-name="gr4" draw:text-style-name="P5" draw:layer="layout" svg:width="1.569cm" svg:height="1.569cm" draw:transform="rotate (-0.785398163397449) translate (7.992cm 8.28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268.57478925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948cm" svg:height="1.517cm" svg:x="2.689cm" svg:y="12.824cm">
          <draw:text-box>
            <text:p><text:span text:style-name="T4">18 – 9 </text:span></text:p>
          </draw:text-box>
        </draw:frame>
        <draw:frame draw:style-name="gr3" draw:text-style-name="P4" draw:layer="layout" svg:width="4.329cm" svg:height="2.783cm" svg:x="6.389cm" svg:y="12.824cm">
          <draw:text-box>
            <text:p><text:span text:style-name="T4">= 1 8 + </text:span></text:p>
            <text:p><text:span text:style-name="T4">= <text:s text:c="2"/></text:span></text:p>
          </draw:text-box>
        </draw:frame>
        <draw:frame draw:style-name="gr3" draw:text-style-name="P4" draw:layer="layout" svg:width="3.863cm" svg:height="1.517cm" svg:x="2.69cm" svg:y="17.224cm">
          <draw:text-box>
            <text:p><text:span text:style-name="T4">11 – 5 </text:span></text:p>
          </draw:text-box>
        </draw:frame>
        <draw:frame draw:style-name="gr3" draw:text-style-name="P4" draw:layer="layout" svg:width="4.329cm" svg:height="2.783cm" svg:x="6.39cm" svg:y="17.224cm">
          <draw:text-box>
            <text:p><text:span text:style-name="T4">= 1 1 + </text:span></text:p>
            <text:p><text:span text:style-name="T4">= <text:s text:c="2"/></text:span></text:p>
          </draw:text-box>
        </draw:frame>
        <draw:frame draw:style-name="gr3" draw:text-style-name="P4" draw:layer="layout" svg:width="3.948cm" svg:height="1.517cm" svg:x="2.691cm" svg:y="20.824cm">
          <draw:text-box>
            <text:p><text:span text:style-name="T4">12 – 3 </text:span></text:p>
          </draw:text-box>
        </draw:frame>
        <draw:frame draw:style-name="gr3" draw:text-style-name="P4" draw:layer="layout" svg:width="2.102cm" svg:height="2.783cm" svg:x="6.391cm" svg:y="20.824cm">
          <draw:text-box>
            <text:p><text:span text:style-name="T4">= </text:span></text:p>
            <text:p><text:span text:style-name="T4">= <text:s text:c="2"/></text:span></text:p>
          </draw:text-box>
        </draw:frame>
        <draw:frame draw:style-name="gr3" draw:text-style-name="P4" draw:layer="layout" svg:width="3.948cm" svg:height="1.517cm" svg:x="2.692cm" svg:y="24.824cm">
          <draw:text-box>
            <text:p><text:span text:style-name="T4">15 – 7 </text:span></text:p>
          </draw:text-box>
        </draw:frame>
        <draw:frame draw:style-name="gr3" draw:text-style-name="P4" draw:layer="layout" svg:width="1.476cm" svg:height="2.783cm" svg:x="6.392cm" svg:y="24.824cm">
          <draw:text-box>
            <text:p><text:span text:style-name="T4">= </text:span></text:p>
            <text:p><text:span text:style-name="T4">= </text:span></text:p>
          </draw:text-box>
        </draw:frame>
      </draw:page>
      <draw:page draw:name="page3" draw:style-name="dp1" draw:master-page-name="標準">
        <draw:frame draw:style-name="gr3" draw:text-style-name="P6" draw:layer="layout" svg:width="4.913cm" svg:height="1.026cm" svg:x="7.9cm" svg:y="1.4cm">
          <draw:text-box>
            <text:p><text:span text:style-name="T5">お釣りの計算</text:span></text:p>
          </draw:text-box>
        </draw:frame>
        <draw:frame draw:style-name="gr3" draw:layer="layout" svg:width="11.399cm" svg:height="24.747cm" svg:x="3.2cm" svg:y="4.4cm">
          <draw:text-box>
            <text:p>100円玉で、90円のものを買うとお釣りは</text:p>
            <text:p/>
            <text:p>100　－　90　＝</text:p>
            <text:p/>
            <text:p>100円玉で、80円のものを買うとお釣りは</text:p>
            <text:p/>
            <text:p>100　－　80　＝</text:p>
            <text:p/>
            <text:p>100円玉で、70円のものを買うとお釣りは</text:p>
            <text:p/>
            <text:p>100　－　 <text:s text:c="2"/>　＝</text:p>
            <text:p/>
            <text:p>100円玉で、60円のものを買うとお釣りは</text:p>
            <text:p/>
            <text:p>100　－　 <text:s text:c="2"/>　＝</text:p>
            <text:p/>
            <text:p>100円玉で、50円のものを買うとお釣りは</text:p>
            <text:p/>
            <text:p><text:s text:c="5"/>　－ 　 <text:s text:c="4"/>＝</text:p>
            <text:p/>
            <text:p>100円玉で、40円のものを買うとお釣りは</text:p>
            <text:p/>
            <text:p><text:s text:c="4"/>　 －　 <text:s text:c="2"/>　＝</text:p>
            <text:p/>
            <text:p>100円玉で、30円のものを買うとお釣りは</text:p>
            <text:p/>
            <text:p><text:s text:c="16"/>　＝</text:p>
            <text:p/>
            <text:p>100円玉で、20円のものを買うとお釣りは</text:p>
            <text:p/>
            <text:p><text:s text:c="17"/>　＝</text:p>
            <text:p/>
            <text:p>100円玉で、10円のものを買うとお釣りは</text:p>
            <text:p/>
            <text:p/>
            <text:p/>
            <text:p/>
          </draw:text-box>
        </draw:frame>
      </draw:page>
      <draw:page draw:name="page4" draw:style-name="dp1" draw:master-page-name="標準">
        <draw:frame draw:style-name="gr3" draw:text-style-name="P6" draw:layer="layout" svg:width="4.913cm" svg:height="1.026cm" svg:x="7.9cm" svg:y="1.4cm">
          <draw:text-box>
            <text:p><text:span text:style-name="T5">お釣りの計算</text:span></text:p>
          </draw:text-box>
        </draw:frame>
        <draw:frame draw:style-name="gr3" draw:text-style-name="P7" draw:layer="layout" svg:width="11.594cm" svg:height="26.729cm" svg:x="3.806cm" svg:y="2.4cm">
          <draw:text-box>
            <text:p><text:span text:style-name="T6">100</text:span><text:span text:style-name="T6">円玉で、 </text:span><text:span text:style-name="T6">98</text:span><text:span text:style-name="T6">円のものを買うとお釣りは</text:span></text:p>
            <text:p><text:span text:style-name="T6"/></text:p>
            <text:p><text:span text:style-name="T6">100</text:span><text:span text:style-name="T6">　－　 </text:span><text:span text:style-name="T6">98</text:span><text:span text:style-name="T6">　＝</text:span></text:p>
            <text:p><text:span text:style-name="T6"/></text:p>
            <text:p><text:span text:style-name="T6">100</text:span><text:span text:style-name="T6">円玉で、</text:span><text:span text:style-name="T6">88</text:span><text:span text:style-name="T6">円のものを買うとお釣りは</text:span></text:p>
            <text:p><text:span text:style-name="T6"/></text:p>
            <text:p><text:span text:style-name="T6">100</text:span><text:span text:style-name="T6">　－　</text:span><text:span text:style-name="T6">88</text:span><text:span text:style-name="T6">　＝</text:span></text:p>
            <text:p><text:span text:style-name="T6"/></text:p>
            <text:p><text:span text:style-name="T6">100</text:span><text:span text:style-name="T6">円玉で、</text:span><text:span text:style-name="T6">78</text:span><text:span text:style-name="T6">円のものを買うとお釣りは</text:span></text:p>
            <text:p><text:span text:style-name="T6"/></text:p>
            <text:p><text:span text:style-name="T6">100</text:span><text:span text:style-name="T6">　－　 <text:s text:c="2"/>　＝</text:span></text:p>
            <text:p><text:span text:style-name="T6"/></text:p>
            <text:p><text:span text:style-name="T6">100</text:span><text:span text:style-name="T6">円玉で、</text:span><text:span text:style-name="T6">68</text:span><text:span text:style-name="T6">円のものを買うとお釣りは</text:span></text:p>
            <text:p><text:span text:style-name="T6"/></text:p>
            <text:p><text:span text:style-name="T6">100</text:span><text:span text:style-name="T6">　－　 <text:s text:c="2"/>　＝</text:span></text:p>
            <text:p><text:span text:style-name="T6"/></text:p>
            <text:p><text:span text:style-name="T6">100</text:span><text:span text:style-name="T6">円玉で、</text:span><text:span text:style-name="T6">58</text:span><text:span text:style-name="T6">円のものを買うとお釣りは</text:span></text:p>
            <text:p><text:span text:style-name="T6"/></text:p>
            <text:p><text:span text:style-name="T6"><text:s text:c="5"/></text:span><text:span text:style-name="T6">　－ 　 <text:s text:c="4"/>＝</text:span></text:p>
            <text:p><text:span text:style-name="T6"/></text:p>
            <text:p><text:span text:style-name="T6">100</text:span><text:span text:style-name="T6">円玉で、</text:span><text:span text:style-name="T6">48</text:span><text:span text:style-name="T6">円のものを買うとお釣りは</text:span></text:p>
            <text:p><text:span text:style-name="T6"/></text:p>
            <text:p><text:span text:style-name="T6"><text:s text:c="4"/></text:span><text:span text:style-name="T6">　 －　 <text:s text:c="2"/>　＝</text:span></text:p>
            <text:p><text:span text:style-name="T6"/></text:p>
            <text:p><text:span text:style-name="T6">100</text:span><text:span text:style-name="T6">円玉で、</text:span><text:span text:style-name="T6">38</text:span><text:span text:style-name="T6">円のものを買うとお釣りは</text:span></text:p>
            <text:p><text:span text:style-name="T6"/></text:p>
            <text:p><text:span text:style-name="T6"><text:s text:c="16"/></text:span><text:span text:style-name="T6">　＝</text:span></text:p>
            <text:p><text:span text:style-name="T6"/></text:p>
            <text:p><text:span text:style-name="T6">100</text:span><text:span text:style-name="T6">円玉で、</text:span><text:span text:style-name="T6">28</text:span><text:span text:style-name="T6">円のものを買うとお釣りは</text:span></text:p>
            <text:p><text:span text:style-name="T6"/></text:p>
            <text:p><text:span text:style-name="T6"><text:s text:c="17"/></text:span><text:span text:style-name="T6">　＝</text:span></text:p>
            <text:p><text:span text:style-name="T6"/></text:p>
            <text:p><text:span text:style-name="T6">100</text:span><text:span text:style-name="T6">円玉で、</text:span><text:span text:style-name="T6">18</text:span><text:span text:style-name="T6">円のものを買うとお釣りは</text:span></text:p>
            <text:p><text:span text:style-name="T6"/></text:p>
            <text:p><text:span text:style-name="T6"/></text:p>
            <text:p><text:span text:style-name="T6"/></text:p>
            <text:p><text:span text:style-name="T6">100</text:span><text:span text:style-name="T6">円玉で、</text:span><text:span text:style-name="T6">8</text:span><text:span text:style-name="T6">円のものを買うとお釣りは</text:span></text:p>
            <text:p><text:span text:style-name="T6"/></text:p>
            <text:p><text:span text:style-name="T6"/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7T09:30:00.43</meta:creation-date>
    <meta:editing-duration>P5DT12M42S</meta:editing-duration>
    <meta:editing-cycles>3</meta:editing-cycles>
    <meta:generator>LibreOffice/3.4$Win32 LibreOffice_project/340m1$Build-203</meta:generator>
    <meta:print-date>2015-05-27T23:13:01.61</meta:print-date>
    <dc:date>2015-05-27T23:21:38.25</dc:date>
    <meta:document-statistic meta:object-count="22"/>
  </office:meta>
</office:document-meta>
</file>